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2931in" fo:margin-left="0.0035in" fo:margin-top="0in" fo:margin-bottom="0in" table:align="left" style:writing-mode="lr-tb"/>
    </style:style>
    <style:style style:name="Table1.A" style:family="table-column">
      <style:table-column-properties style:column-width="3.1465in"/>
    </style:style>
    <style:style style:name="Table1.B" style:family="table-column">
      <style:table-column-properties style:column-width="3.14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style:font-name="Arial1" fo:font-size="18pt" fo:language="en" fo:country="US" style:font-size-asian="18pt" style:font-name-complex="Arial2" style:font-size-complex="18pt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1" fo:font-size="11pt" fo:language="nl" fo:country="NL" style:letter-kerning="true" style:font-name-asian="Aptos2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List_20_Paragraph" style:list-style-name="WWNum2">
      <style:paragraph-properties fo:line-height="106%"/>
    </style:style>
    <style:style style:name="P4" style:family="paragraph" style:parent-style-name="List_20_Paragraph" style:list-style-name="WWNum2">
      <style:paragraph-properties fo:line-height="106%"/>
      <style:text-properties officeooo:rsid="00052ce7" officeooo:paragraph-rsid="00052ce7"/>
    </style:style>
    <style:style style:name="T1" style:family="text">
      <style:text-properties style:font-name="Arial1" fo:font-size="18pt" fo:language="en" fo:country="US" style:font-size-asian="18pt" style:font-name-complex="Arial2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4c94d8" loext:opacity="100%" fo:font-weight="bold" style:font-weight-asian="bold" style:font-weight-complex="bold">
        <loext:char-complex-color loext:theme-type="dark2" loext:color-type="theme">
          <loext:transformation loext:type="tint" loext:value="4980"/>
        </loext:char-complex-color>
      </style:text-properties>
    </style:style>
    <style:style style:name="T4" style:family="text">
      <style:text-properties fo:color="#4c94d8" loext:opacity="100%" fo:language="en" fo:country="US" fo:font-weight="bold" style:font-weight-asian="bold" style:font-weight-complex="bold">
        <loext:char-complex-color loext:theme-type="dark2" loext:color-type="theme">
          <loext:transformation loext:type="tint" loext:value="4980"/>
        </loext:char-complex-color>
      </style:text-properties>
    </style:style>
    <style:style style:name="T5" style:family="text">
      <style:text-properties fo:color="#4c94d8" loext:opacity="100%" fo:language="en" fo:country="US" fo:font-weight="bold" officeooo:rsid="00052ce7" style:font-weight-asian="bold" style:font-weight-complex="bold">
        <loext:char-complex-color loext:theme-type="dark2" loext:color-type="theme">
          <loext:transformation loext:type="tint" loext:value="4980"/>
        </loext:char-complex-color>
      </style:text-properties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52ce7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extlayer--absolute"><text:span text:style-name="T1">Definition of Done Vincent en Richard</text:span></text:span><text:span text:style-name="T1"/></text:p>
      <text:p text:style-name="P1" loext:marker-style-name="T1"><text:span text:style-name="textlayer--absolute"><text:span text:style-name="T1"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2"><text:span text:style-name="T3">Teamleden: Vincent &amp; Richard</text:span></text:p>
          </table:table-cell>
          <table:table-cell table:style-name="Table1.A1" office:value-type="string">
            <text:p text:style-name="P2" loext:marker-style-name="T4"><text:span text:style-name="T4">Datum: </text:span><text:span text:style-name="T5">2/13/2025</text:span></text:p>
          </table:table-cell>
        </table:table-row>
      </table:table>
      <text:p text:style-name="P1" loext:marker-style-name="T1"><text:span text:style-name="textlayer--absolute"><text:span text:style-name="T1"/></text:span></text:p>
      <text:list text:style-name="WWNum2">
        <text:list-item>
          <text:p text:style-name="P3" loext:marker-style-name="T6"><text:span text:style-name="T6">Alle dingen die in de website moeten zitten inbegrepen in de website</text:span><text:span text:style-name="T6"/></text:p>
        </text:list-item>
        <text:list-item>
          <text:p text:style-name="P3" loext:marker-style-name="T6"><text:span text:style-name="T6">De bugs in de broncode zijn eruit gewerkt</text:span><text:span text:style-name="T6"/></text:p>
        </text:list-item>
        <text:list-item>
          <text:p text:style-name="P3" loext:marker-style-name="T6"><text:span text:style-name="T6">De broncode van het project is gebackupt in github</text:span><text:span text:style-name="T6"/></text:p>
        </text:list-item>
        <text:list-item>
          <text:p text:style-name="P3" loext:marker-style-name="T6"><text:span text:style-name="T6">Bij de website zitten alle vereiste documenten. Dit zijn:</text:span><text:span text:style-name="T6"/></text:p>
          <text:list>
            <text:list-item>
              <text:p text:style-name="P3" loext:marker-style-name="T6"><text:span text:style-name="T6">De defenition of done</text:span><text:span text:style-name="T6"/></text:p>
            </text:list-item>
            <text:list-item>
              <text:p text:style-name="P3" loext:marker-style-name="T6"><text:span text:style-name="T6">De moskou methode</text:span><text:span text:style-name="T6"/></text:p>
            </text:list-item>
            <text:list-item>
              <text:p text:style-name="P3" loext:marker-style-name="T6"><text:span text:style-name="T6">De planning</text:span><text:span text:style-name="T6"/></text:p>
            </text:list-item>
            <text:list-item>
              <text:p text:style-name="P3" loext:marker-style-name="T6"><text:span text:style-name="T6">De wireframes</text:span><text:span text:style-name="T6"/></text:p>
            </text:list-item>
            <text:list-item>
              <text:p text:style-name="P3" loext:marker-style-name="T6"><text:span text:style-name="T6">Het scrumbord</text:span><text:span text:style-name="T6"/></text:p>
            </text:list-item>
            <text:list-item>
              <text:p text:style-name="P3" loext:marker-style-name="T6"><text:span text:style-name="T6">Het stroomschema</text:span><text:span text:style-name="T6"/></text:p>
            </text:list-item>
          </text:list>
        </text:list-item>
        <text:list-item>
          <text:p text:style-name="P3" loext:marker-style-name="T6"><text:span text:style-name="T6">De code bevat genoeg commentaar zodat de broncode begrijpelijk is voor iedereen die javascript kan </text:span><text:span text:style-name="T7">lezen.</text:span></text:p>
        </text:list-item>
        <text:list-item>
          <text:p text:style-name="P4" loext:marker-style-name="T6"><text:span text:style-name="T7">D</text:span><text:span text:style-name="T6">e code is geschreven in OOP.</text:span></text:p>
        </text:list-item>
        <text:list-item>
          <text:p text:style-name="P3" loext:marker-style-name="T6"><text:span text:style-name="T6">De code is gevalideerd via een code validator</text:span><text:span text:style-name="T6"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1" fo:font-size="11pt" fo:language="nl" fo:country="NL" style:letter-kerning="true" style:font-name-asian="Aptos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Aptos1" fo:font-size="11pt" fo:language="nl" fo:country="NL" style:letter-kerning="true" style:font-name-asian="Aptos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Kop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Kop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Kop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Kop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Kop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Kop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Kop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Kop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Kop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el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Ondertitel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a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Duidelijk_20_citaat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Kop_20_1_20_Char" style:display-name="Kop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Kop_20_2_20_Char" style:display-name="Kop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Kop_20_3_20_Char" style:display-name="Kop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Kop_20_4_20_Char" style:display-name="Kop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Kop_20_5_20_Char" style:display-name="Kop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Kop_20_6_20_Char" style:display-name="Kop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Kop_20_7_20_Char" style:display-name="Kop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Kop_20_8_20_Char" style:display-name="Kop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Kop_20_9_20_Char" style:display-name="Kop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el_20_Char" style:display-name="Titel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Ondertitel_20_Char" style:display-name="Ondertitel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at_20_Char" style:display-name="Citaat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uidelijk_20_citaat_20_Char" style:display-name="Duidelijk citaa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extlayer--absolut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1" fo:font-family="Aptos" style:font-family-generic="roman" style:font-pitch="variable"/>
    </style:style>
    <style:style style:name="ListLabel_20_20" style:display-name="ListLabel 20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Aptos" fo:font-family="Apto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Kantoorthema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ncent Bunt</meta:initial-creator>
    <meta:editing-cycles>4</meta:editing-cycles>
    <meta:creation-date>2024-02-16T08:26:00</meta:creation-date>
    <dc:date>2025-02-13T11:13:14.068000000</dc:date>
    <meta:editing-duration>PT2M8S</meta:editing-duration>
    <meta:generator>LibreOffice/24.8.4.2$Windows_X86_64 LibreOffice_project/bb3cfa12c7b1bf994ecc5649a80400d06cd71002</meta:generator>
    <meta:document-statistic meta:table-count="1" meta:image-count="0" meta:object-count="0" meta:page-count="1" meta:paragraph-count="16" meta:word-count="108" meta:character-count="580" meta:non-whitespace-character-count="501"/>
    <meta:user-defined meta:name="AppVersion">16.0000</meta:user-defined>
    <meta:user-defined meta:name="ContentTypeId">0x0101004015AB4DA76CE245BCFF1B9FF1539E5D</meta:user-defined>
    <meta:template xlink:type="simple" xlink:actuate="onRequest" xlink:title="Normal" xlink:href=""/>
  </office:meta>
</office:document-meta>
</file>